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E000000F03E795ABBFB21E3CD.png" manifest:media-type="image/png"/>
  <manifest:file-entry manifest:full-path="Pictures/100000010000050400000ADA9C7A43A7F71512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CLM" svg:font-family="'David CLM'" style:font-pitch="variable"/>
    <style:font-face style:name="David CLM1" svg:font-family="'David CLM'" style:font-adornments="Bold" style:font-pitch="variable"/>
    <style:font-face style:name="David CLM2" svg:font-family="'David CLM'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4.672cm" fo:min-width="18.55cm"/>
    </style:style>
    <style:style style:name="gr3" style:family="graphic" style:parent-style-name="standard">
      <style:graphic-properties draw:stroke="none" svg:stroke-color="#000000" draw:fill="none" draw:fill-color="#ffffff" fo:min-height="4.88cm"/>
      <style:paragraph-properties style:writing-mode="lr-tb"/>
    </style:style>
    <style:style style:name="gr4" style:family="graphic" style:parent-style-name="standard">
      <style:graphic-properties draw:stroke="none" svg:stroke-color="#ffffff" draw:fill="none" draw:fill-color="#ffffff" fo:min-height="7.99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FreeSans1" fo:font-size="54pt" style:font-size-asian="26pt" style:font-name-complex="David CLM1" style:font-size-complex="54pt" style:language-complex="he" style:country-complex="IL" style:font-weight-complex="bold"/>
    </style:style>
    <style:style style:name="T2" style:family="text">
      <style:text-properties fo:font-size="66pt" style:font-size-asian="66pt" style:font-name-complex="David CLM2" style:font-size-complex="154.69999694824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88cm" svg:height="25.939cm" svg:x="4.8cm" svg:y="1cm">
          <draw:image xlink:href="Pictures/100000010000050400000ADA9C7A43A7F7151249.png" xlink:type="simple" xlink:show="embed" xlink:actuate="onLoad" draw:mime-type="image/png">
            <text:p/>
          </draw:image>
        </draw:frame>
        <draw:custom-shape draw:style-name="gr2" draw:text-style-name="P2" draw:layer="layout" svg:width="19.05cm" svg:height="14.922cm" svg:x="1.317cm" svg:y="1.31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.59cm" svg:height="5.13cm" svg:x="1cm" svg:y="2.22cm">
          <draw:text-box>
            <text:p text:style-name="P3"><text:span text:style-name="T1">זוֹ הִיא כׇּל הַתּוֹרָה כּוּלָּהּ</text:span></text:p>
            <text:p/>
          </draw:text-box>
        </draw:frame>
        <draw:frame draw:style-name="gr4" draw:text-style-name="P5" draw:layer="layout" svg:width="19.05cm" svg:height="8.241cm" svg:x="1.317cm" svg:y="6.729cm">
          <draw:text-box>
            <text:p text:style-name="P3"><text:span text:style-name="T2">זִיל גְּמוֹר</text:span></text:p>
            <text:p/>
          </draw:text-box>
        </draw:frame>
        <draw:frame draw:style-name="gr5" draw:text-style-name="P3" draw:layer="layout" svg:width="12.223cm" svg:height="6.349cm" svg:x="4.969cm" svg:y="15.922cm">
          <draw:image xlink:href="Pictures/10000001000001CE000000F03E795ABBFB21E3C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CLM" svg:font-family="'David CLM'" style:font-pitch="variable"/>
    <style:font-face style:name="David CLM1" svg:font-family="'David CLM'" style:font-adornments="Bold" style:font-pitch="variable"/>
    <style:font-face style:name="David CLM2" svg:font-family="'David CLM'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18T13:45:06.453693633</dc:date>
    <dc:creator>Jonathan Traum</dc:creator>
    <meta:editing-duration>PT15M24S</meta:editing-duration>
    <meta:editing-cycles>2</meta:editing-cycles>
    <meta:generator>LibreOffice/7.3.7.2$Linux_X86_64 LibreOffice_project/30$Build-2</meta:generator>
    <meta:document-statistic meta:object-count="5"/>
  </office:meta>
</office:document-meta>
</file>